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>
        <form:form form:name="displayIndividualContentForm" form:apply-filter="true" form:method="post" form:control-implementation="ooo:com.sun.star.form.component.Form" office:target-frame="" xlink:href="../../../../../../../../../webapps/blackboard/execute/displayIndividualContent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pageTitleDiv">
        <text:section text:style-name="Sect1" text:name="pageTitleBar">
          <text:h text:style-name="Heading_20_1" text:outline-level="1"><text:bookmark text:name="pageTitleHeader"/><text:bookmark text:name="pageTitleText"/>tarea miercoles 21 de febrero <text:bookmark text:name="anonymous_element_8"/></text:h>
        </text:section>
      </text:section>
      <text:section text:style-name="Sect1" text:name="containerdiv">
        <text:list xml:id="list6834964319448254455" text:style-name="L1">
          <text:list-item>
            <text:p text:style-name="P1"><text:bookmark text:name="pageList"/><text:bookmark text:name="contentListItem:_486299_1"/>Entregar versión final del Parrafo 2 Historia Oficial y todos los borradores. </text:p>
            <text:p text:style-name="P1">Trabajaremos en análisis visual de Guernica. No hay preparaci®on para esto.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2:54:06.087292000</meta:creation-date>
    <dc:date>2018-02-17T12:54:50.661120000</dc:date>
    <meta:editing-duration>PT45S</meta:editing-duration>
    <meta:editing-cycles>1</meta:editing-cycles>
    <meta:document-statistic meta:table-count="0" meta:image-count="0" meta:object-count="0" meta:page-count="1" meta:paragraph-count="3" meta:word-count="30" meta:character-count="185" meta:non-whitespace-character-count="158"/>
    <meta:generator>LibreOffice/5.2.5.1$MacOSX_X86_64 LibreOffice_project/0312e1a284a7d50ca85a365c316c7abbf20a4d22</meta:generator>
  </office:meta>
</office:document-meta>
</file>